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Liberation Serif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pan text:style-name="T2">Name <text:s text:c="4"/></text:span><text:span text:style-name="T3">:- </text:span><text:span text:style-name="T1">Abrar Mahedavi</text:span></text:p>
      <text:p text:style-name="P1"><text:span text:style-name="T2">Roll No. </text:span><text:span text:style-name="T3">:- </text:span><text:span text:style-name="T1">21035</text:span></text:p>
      <text:p text:style-name="P1"><text:span text:style-name="T4">Title <text:s text:c="5"/></text:span><text:span text:style-name="T5">:- </text:span><text:span text:style-name="T1">Wrtite buble sort program using Python programming.</text:span></text:p>
      <text:p text:style-name="P1">/*</text:p>
      <text:p text:style-name="P1"/>
      <text:p text:style-name="P4">Program :</text:p>
      <text:p text:style-name="P4"/>
      <text:p text:style-name="P5">print" <text:s text:c="4"/>----------Bubble Sort Using Python----------\n"</text:p>
      <text:p text:style-name="P5"/>
      <text:p text:style-name="P5">arr=[]</text:p>
      <text:p text:style-name="P5">num=0</text:p>
      <text:p text:style-name="P5">temp=0</text:p>
      <text:p text:style-name="P5">tot=0</text:p>
      <text:p text:style-name="P5"/>
      <text:p text:style-name="P5">print"\nEnter the number of elements to be sorted: ",</text:p>
      <text:p text:style-name="P5">tot=input()</text:p>
      <text:p text:style-name="P5"/>
      <text:p text:style-name="P5">for i in range(0,tot):</text:p>
      <text:p text:style-name="P5"><text:s text:c="2"/>print"\nEnter",i+1,"Element: ",</text:p>
      <text:p text:style-name="P5"><text:s text:c="2"/>num=input()</text:p>
      <text:p text:style-name="P5"><text:s text:c="2"/>arr.append(num)</text:p>
      <text:p text:style-name="P5"/>
      <text:p text:style-name="P5">for i in range(1,tot):</text:p>
      <text:p text:style-name="P5"><text:s text:c="2"/>for j in range(0,(tot-i)):</text:p>
      <text:p text:style-name="P5"><text:s text:c="4"/>if(arr[j]&gt;arr[j+1]):</text:p>
      <text:p text:style-name="P5"><text:s text:c="6"/>temp=arr[j]</text:p>
      <text:p text:style-name="P5"><text:s text:c="6"/>arr[j]=arr[j+1]</text:p>
      <text:p text:style-name="P5"><text:s text:c="6"/>arr[j+1]=temp</text:p>
      <text:p text:style-name="P5"><text:s text:c="5"/></text:p>
      <text:p text:style-name="P5">print"\nSorted Elements are:\n"</text:p>
      <text:p text:style-name="P5">for i in range (0,tot):</text:p>
      <text:p text:style-name="P5"><text:s text:c="2"/>print"\n",arr[i],</text:p>
      <text:p text:style-name="P5"><text:s text:c="2"/></text:p>
      <text:p text:style-name="P5">print"\n",</text:p>
      <text:p text:style-name="P5"/>
      <text:p text:style-name="P4">Output :</text:p>
      <text:p text:style-name="P3"/>
      <text:p text:style-name="P1">compeng-sl2-08@compeng-sl2-08:~$ cd Abrar </text:p>
      <text:p text:style-name="P1">compeng-sl2-08@compeng-sl2-08:~/Abrar$ python BubbleSort.py </text:p>
      <text:p text:style-name="P1"><text:soft-page-break/><text:s text:c="5"/>----------Bubble Sort Using Python---------- </text:p>
      <text:p text:style-name="P1"/>
      <text:p text:style-name="P1">Enter the number of elements to be sorted: <text:s/><text:span text:style-name="T6">12 </text:span></text:p>
      <text:p text:style-name="P1"/>
      <text:p text:style-name="P1">Enter 1 Element: <text:s/>45 </text:p>
      <text:p text:style-name="P1"/>
      <text:p text:style-name="P1">Enter 2 Element: <text:s/>1 </text:p>
      <text:p text:style-name="P1"/>
      <text:p text:style-name="P1">Enter 3 Element: <text:s/>-1 </text:p>
      <text:p text:style-name="P1"/>
      <text:p text:style-name="P1">Enter 4 Element: <text:s/>-85 </text:p>
      <text:p text:style-name="P1"/>
      <text:p text:style-name="P1">Enter 5 Element: <text:s/>85 </text:p>
      <text:p text:style-name="P1"/>
      <text:p text:style-name="P1">Enter 6 Element: <text:s/>4 </text:p>
      <text:p text:style-name="P1"/>
      <text:p text:style-name="P1">Enter 7 Element: <text:s/>21 </text:p>
      <text:p text:style-name="P1"/>
      <text:p text:style-name="P1">Enter 8 Element: <text:s/>56 </text:p>
      <text:p text:style-name="P1"/>
      <text:p text:style-name="P1">Enter 9 Element: <text:s/>87 </text:p>
      <text:p text:style-name="P1"/>
      <text:p text:style-name="P1">Enter 10 Element: <text:s/>7854 </text:p>
      <text:p text:style-name="P1"/>
      <text:p text:style-name="P1">Enter 11 Element: <text:s/>45 </text:p>
      <text:p text:style-name="P1"/>
      <text:p text:style-name="P1">Enter 12 Element: <text:s/>30 </text:p>
      <text:p text:style-name="P1"/>
      <text:p text:style-name="P2">Sorted Elements are: </text:p>
      <text:p text:style-name="P1"/>
      <text:p text:style-name="P1">-85 </text:p>
      <text:p text:style-name="P1">-1 </text:p>
      <text:p text:style-name="P1">1 </text:p>
      <text:p text:style-name="P1">4 </text:p>
      <text:p text:style-name="P1">21 </text:p>
      <text:p text:style-name="P1">30 </text:p>
      <text:p text:style-name="P1">45 </text:p>
      <text:p text:style-name="P1">45 </text:p>
      <text:p text:style-name="P1">56 </text:p>
      <text:p text:style-name="P1">85 </text:p>
      <text:p text:style-name="P1">87 </text:p>
      <text:p text:style-name="P1">7854 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1:50:07</meta:creation-date>
    <dc:date>2014-09-12T11:57:56</dc:date>
    <meta:editing-duration>PT4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59" meta:word-count="157" meta:character-count="1092" meta:non-whitespace-character-count="896"/>
  </office:meta>
</office:document-meta>
</file>